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1.2016in"/>
    </style:style>
    <style:style style:name="co11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2" style:family="table-cell" style:parent-style-name="Default" style:data-style-name="N40">
      <style:text-properties style:font-name="Arial" fo:font-size="10pt" style:font-size-asian="10pt" style:font-size-complex="10pt"/>
    </style:style>
    <style:style style:name="ce13" style:family="table-cell" style:parent-style-name="Default" style:data-style-name="N100"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6" table:default-cell-style-name="ce6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>
            <text:p>12983 seconds</text:p>
          </table:table-cell>
          <table:table-cell table:style-name="ce6"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office:value-type="string">
            <text:p>f</text:p>
          </table:table-cell>
          <table:table-cell table:style-name="ce2"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44" table:formula="of:=FREQUENCY([.B7:.B106];[.H7:.H50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matrix-columns-spanned="1" table:number-matrix-rows-spanned="6" table:formula="of:=FREQUENCY([.I8:.I50];[.J7:.J12])" office:value-type="float" office:value="3">
            <text:p>3</text:p>
          </table:table-cell>
          <table:table-cell table:number-columns-repeated="3"/>
          <table:table-cell table:style-name="ce12" office:value-type="time" office:time-value="PT00H00M00S">
            <text:p>00:00</text:p>
          </table:table-cell>
          <table:table-cell table:number-matrix-columns-spanned="1" table:number-matrix-rows-spanned="13" table:formula="of:=FREQUENCY([.F7:.F106];[.O7:.O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4M00S">
            <text:p>12:54:00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12" office:value-type="time" office:time-value="PT00H01M00S">
            <text:p>00:0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2H59M00S">
            <text:p>12:59:00</text:p>
          </table:table-cell>
          <table:table-cell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ce12" office:value-type="time" office:time-value="PT00H02M00S">
            <text:p>00:02</text:p>
          </table:table-cell>
          <table:table-cell table:style-name="ce13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04M00S">
            <text:p>13:04: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ce12" office:value-type="time" office:time-value="PT00H03M00S">
            <text:p>00:03</text:p>
          </table:table-cell>
          <table:table-cell table:style-name="ce13"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09M00S">
            <text:p>13:09: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ce12" office:value-type="time" office:time-value="PT00H04M00S">
            <text:p>00:04</text:p>
          </table:table-cell>
          <table:table-cell table:style-name="ce13" office:value-type="float" office:value="33">
            <text:p>33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14M00S">
            <text:p>13:14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 office:value-type="time" office:time-value="PT00H05M00S">
            <text:p>00:05</text:p>
          </table:table-cell>
          <table:table-cell table:style-name="ce13" office:value-type="float" office:value="26">
            <text:p>26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19M00S">
            <text:p>13:19:00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3"/>
          <table:table-cell table:style-name="ce12" office:value-type="time" office:time-value="PT00H06M00S">
            <text:p>00:06</text:p>
          </table:table-cell>
          <table:table-cell table:style-name="ce1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24M00S">
            <text:p>13:24:0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time" office:time-value="PT00H07M00S">
            <text:p>00:07</text:p>
          </table:table-cell>
          <table:table-cell table:style-name="ce13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29M00S">
            <text:p>13:29:00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2" office:value-type="time" office:time-value="PT00H08M00S">
            <text:p>00:0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3H34M00S">
            <text:p>13:34:0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time" office:time-value="PT00H09M00S">
            <text:p>00:09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3H39M00S">
            <text:p>13:39:0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ce12" office:value-type="time" office:time-value="PT00H10M00S">
            <text:p>00:10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3H44M00S">
            <text:p>13:44:00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2" office:value-type="time" office:time-value="PT00H11M00S">
            <text:p>00:1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3H49M00S">
            <text:p>13:49:00</text:p>
          </table:table-cell>
          <table:table-cell office:value-type="float" office:value="4">
            <text:p>4</text:p>
          </table:table-cell>
          <table:table-cell>
            <draw:frame table:end-cell-address="Sheet1.N48" table:end-x="0.6047in" table:end-y="0.0925in" draw:z-index="0" draw:style-name="gr1" draw:text-style-name="P1" svg:width="4.1492in" svg:height="5.1461in" svg:x="0.3197in" svg:y="0.1028in">
              <draw:object draw:notify-on-update-of-ranges="Sheet1.K7:Sheet1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12" office:value-type="time" office:time-value="PT00H12M00S">
            <text:p>00:1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3H59M00S">
            <text:p>13:59:00</text:p>
          </table:table-cell>
          <table:table-cell office:value-type="float" office:value="4">
            <text:p>4</text:p>
          </table:table-cell>
          <table:table-cell table:number-columns-repeated="5"/>
          <table:table-cell>
            <draw:frame table:end-cell-address="Sheet1.T51" table:end-x="0.489in" table:end-y="0.1012in" draw:z-index="1" draw:style-name="gr1" draw:text-style-name="P1" svg:width="5.7146in" svg:height="5.4039in" svg:x="0.289in" svg:y="0.0315in">
              <draw:object draw:notify-on-update-of-ranges="Sheet1.P8:Sheet1.P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4H04M00S">
            <text:p>14:04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4H09M00S">
            <text:p>14:0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4H14M00S">
            <text:p>14:1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4H19M00S">
            <text:p>14:19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4H24M00S">
            <text:p>14:24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4H29M00S">
            <text:p>14:2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4H34M00S">
            <text:p>14:34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4H39M00S">
            <text:p>14:39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4H44M00S">
            <text:p>14:4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4H49M00S">
            <text:p>14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4H54M00S">
            <text:p>14:5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4H59M00S">
            <text:p>14:5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04M00S">
            <text:p>15:0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 office:value-type="time" office:time-value="PT15H09M00S">
            <text:p>15:0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 office:value-type="time" office:time-value="PT15H14M00S">
            <text:p>15:1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5H19M00S">
            <text:p>15:19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 office:value-type="time" office:time-value="PT15H24M00S">
            <text:p>15:2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 office:value-type="time" office:time-value="PT15H29M00S">
            <text:p>15:2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 office:value-type="time" office:time-value="PT15H34M00S">
            <text:p>15:3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 office:value-type="time" office:time-value="PT15H39M00S">
            <text:p>15:3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 office:value-type="time" office:time-value="PT15H44M00S">
            <text:p>15:4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 office:value-type="time" office:time-value="PT15H49M00S">
            <text:p>15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 office:value-type="time" office:time-value="PT15H54M00S">
            <text:p>15:54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5H59M00S">
            <text:p>15:5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 office:value-type="time" office:time-value="PT16H04M00S">
            <text:p>16:0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 office:value-type="time" office:time-value="PT16H09M00S">
            <text:p>16:09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07M56S">
            <text:p>14:07:56</text:p>
          </table:table-cell>
          <table:table-cell table:style-name="ce3" office:value-type="time" office:time-value="PT00H03M45S">
            <text:p>00:03:45</text:p>
          </table:table-cell>
          <table:table-cell table:style-name="ce3" office:value-type="time" office:time-value="PT00H04M48S">
            <text:p>00:04:48</text:p>
          </table:table-cell>
          <table:table-cell table:style-name="ce9" office:value-type="time" office:time-value="PT16H14M00S">
            <text:p>16:14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6H19M00S">
            <text:p>16:1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 office:value-type="time" office:time-value="PT16H24M00S">
            <text:p>16:24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7"/>
          <table:table-cell office:value-type="string">
            <text:p>max</text:p>
          </table:table-cell>
          <table:table-cell table:style-name="ce11" office:value-type="string">
            <text:p>min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7"/>
          <table:table-cell table:formula="of:=MAX([.I8:.I50])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4"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table:number-columns-repeated="2"/>
          <table:table-cell office:value-type="string">
            <text:p>max</text:p>
          </table:table-cell>
          <table:table-cell office:value-type="string">
            <text:p>avg 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7:.C106])" office:value-type="float" office:value="208">
            <text:p>208</text:p>
          </table:table-cell>
          <table:table-cell table:number-columns-repeated="2"/>
          <table:table-cell table:style-name="ce3" table:formula="of:=MAX([.F7:.F106])" office:value-type="time" office:time-value="PT00H11M40S">
            <text:p>00:11:40</text:p>
          </table:table-cell>
          <table:table-cell table:formula="of:=AVERAGE([.G7:.G106])" office:value-type="time" office:time-value="PT00H04M55.75S">
            <text:p>04:55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vg(L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08">
            <text:p>2.08</text:p>
          </table:table-cell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03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20T03:03:58.04</dc:date>
    <meta:editing-duration>PT17H8M19S</meta:editing-duration>
    <meta:editing-cycles>69</meta:editing-cycles>
    <meta:generator>OpenOffice/4.1.1$Win32 OpenOffice.org_project/411m6$Build-9775</meta:generator>
    <meta:document-statistic meta:table-count="3" meta:cell-count="8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4cm" svg:height="13.072cm" xlink:href=".." xlink:type="simple" chart:class="chart:bar" chart:style-name="ch1">
        <chart:title svg:x="0.411cm" svg:y="0.397cm" chart:style-name="ch2">
          <text:p>Histogram of Frequency Distribution of Cj Arrivals</text:p>
        </chart:title>
        <chart:plot-area chart:style-name="ch3" table:cell-range-address="Sheet1.K7:Sheet1.K12" svg:x="1.248cm" svg:y="1.959cm" svg:width="8.872cm" svg:height="9.844cm">
          <chartooo:coordinate-region svg:x="1.869cm" svg:y="2.171cm" svg:width="8.251cm" svg:height="8.959cm"/>
          <chart:axis chart:dimension="x" chart:name="primary-x" chart:style-name="ch4">
            <chart:title svg:x="1.446cm" svg:y="12.065cm" chart:style-name="ch5">
              <text:p>k - Possible Arrival Counts in Random Intervals of Size sis</text:p>
            </chart:title>
          </chart:axis>
          <chart:axis chart:dimension="y" chart:name="primary-y" chart:style-name="ch6">
            <chart:title svg:x="0.451cm" svg:y="7.56cm" chart:style-name="ch7">
              <text:p>Freq of k</text:p>
            </chart:title>
            <chart:grid chart:style-name="ch8" chart:class="major"/>
          </chart:axis>
          <chart:series chart:style-name="ch9" chart:values-cell-range-address="Sheet1.K7:Sheet1.K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K7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16cm" svg:height="13.727cm" xlink:href=".." xlink:type="simple" chart:class="chart:bar" chart:style-name="ch1">
        <chart:title svg:x="4.172cm" svg:y="0.41cm" chart:style-name="ch2">
          <text:p>Histogram of Service Durations</text:p>
        </chart:title>
        <chart:plot-area chart:style-name="ch3" table:cell-range-address="Sheet1.P8:Sheet1.P19" svg:x="1.328cm" svg:y="2.011cm" svg:width="12.608cm" svg:height="10.434cm">
          <chartooo:coordinate-region svg:x="1.949cm" svg:y="2.223cm" svg:width="11.987cm" svg:height="9.549cm"/>
          <chart:axis chart:dimension="x" chart:name="primary-x" chart:style-name="ch4">
            <chart:title svg:x="5.643cm" svg:y="12.72cm" chart:style-name="ch5">
              <text:p>Service Duration (minutes)</text:p>
            </chart:title>
          </chart:axis>
          <chart:axis chart:dimension="y" chart:name="primary-y" chart:style-name="ch6">
            <chart:title svg:x="0.451cm" svg:y="8.039cm" chart:style-name="ch7">
              <text:p>Frequency</text:p>
            </chart:title>
            <chart:grid chart:style-name="ch8" chart:class="major"/>
          </chart:axis>
          <chart:series chart:style-name="ch9" chart:values-cell-range-address="Sheet1.P8:Sheet1.P1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P8:Sheet1.P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